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1">
      <style:text-properties style:language-asian="de" style:country-asian="DE"/>
    </style:style>
    <style:style style:name="P3" style:family="paragraph" style:parent-style-name="Text_20_body" style:list-style-name="L1"/>
    <style:style style:name="T1" style:family="text">
      <style:text-properties style:language-asian="de" style:country-asian="DE"/>
    </style:style>
    <style:style style:name="T2" style:family="text">
      <style:text-properties fo:font-variant="normal" fo:text-transform="none"/>
    </style:style>
    <style:style style:name="T3" style:family="text">
      <style:text-properties fo:font-variant="normal" fo:text-transform="none" fo:color="#000000" style:font-name="Times New Roman" fo:letter-spacing="normal" fo:font-style="normal" fo:font-weight="normal" style:language-asian="de" style:country-asian="DE"/>
    </style:style>
    <style:style style:name="T4" style:family="text">
      <style:text-properties fo:color="#000000"/>
    </style:style>
    <style:style style:name="T5" style:family="text">
      <style:text-properties style:font-name="Times New Roman"/>
    </style:style>
    <style:style style:name="T6" style:family="text">
      <style:text-properties fo:letter-spacing="normal"/>
    </style:style>
    <style:style style:name="T7" style:family="text">
      <style:text-properties fo:font-style="normal"/>
    </style:style>
    <style:style style:name="T8" style:family="text">
      <style:text-properties fo:font-weight="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71784" text:style-name="L1">
        <text:list-item>
          <text:p text:style-name="P1">Zielbestimmung </text:p>
          <text:list>
            <text:list-item>
              <text:p text:style-name="P2">Musskriterien</text:p>
              <text:p text:style-name="P2">Die Fütterung der Fische soll auf jeden Fall automatisch geschehen, mit vordefinierten Zeiten im Web-Interface. Auch das Web-Interface wird durch diese Abhängigkeit ein Musskriterium. Das Web-Interface soll Konfiguration. Zudem soll die Elektronik mit Sensoren Wasser- und Lufttemperatur erfassen und in die Datenbank schreiben.</text:p>
            </text:list-item>
            <text:list-item>
              <text:p text:style-name="P2">Kannkriterien: </text:p>
              <text:p text:style-name="P2">Nützlich wären Warnmeldungen am Web-Interface bei zu stark abweichender Temperatur. Interessant wäre auch eine Wasserstandsmessung mit Ultraschall. Loginmöglichkeit mit E-mail und Telefonnummer.</text:p>
            </text:list-item>
            <text:list-item>
              <text:p text:style-name="P2">Abgrenzungskriterien: </text:p>
              <text:p text:style-name="P2">Es soll nur mit trockenem, toten Futter verwendet werden. Für lebende oder flüssige Nahrung wird es nicht ausgelegt.</text:p>
            </text:list-item>
          </text:list>
        </text:list-item>
        <text:list-item>
          <text:p text:style-name="P2">Produkteinsatz</text:p>
          <text:list>
            <text:list-item>
              <text:p text:style-name="P2">Anwendungsbereiche</text:p>
              <text:p text:style-name="P2">Die Anlage wird am Besten zu hause bei Aquarien verwendet. Sie kann jedoch auch in kleinen Zuchtbetrieben verwendet werden. </text:p>
            </text:list-item>
            <text:list-item>
              <text:p text:style-name="P2">Zielgruppen</text:p>
              <text:p text:style-name="P2">Unsere Kunden sind vor allem Aquarienbesitzer, aber auch kleine Zuchtbetriebe können nutzen aus dem Projekt ziehen.</text:p>
            </text:list-item>
            <text:list-item>
              <text:p text:style-name="P2">Betriebsbedingungen:</text:p>
              <text:p text:style-name="P2">Die Anlage ist spritzwasserdicht, daher einfach in der näheren Umgebung des Aquariums einsatzbereit. Die Anlage kann, und soll auch, durchgehend in Betrieb sein. Beobachtung einmal pro Tag sollte ausreichen um Abweichungen festzustellen.</text:p>
            </text:list-item>
          </text:list>
        </text:list-item>
        <text:list-item>
          <text:p text:style-name="P2">Produktübersicht: </text:p>
          <text:p text:style-name="P2">In diesem Projekt bauen wir eine automatische Fischfütterunganlage, die mit vorgegebenen Daten eigenständig füttert und auch überwacht. Es wird jeden Tag gefüttert, zu beliebigen, und auch beliebig vielen, Zeiten. Überwacht wird die Luft- und Wassertemperatur.</text:p>
        </text:list-item>
        <text:list-item>
          <text:p text:style-name="P2">Produktfunktionen bzw. Projektumsetzung: </text:p>
          <text:p text:style-name="P2">Um eine automatische Fütterung zu ermöglichen, haben wir ein Servlet, das die Zeiten aus einer Datei ausliest und dann für die Fütterung verwendet. Die Daten werden vom User über ein Webinterface eingegeben. Über dieses Webinterface ist auch eine Überwachung und Kontrolle möglich. Programmiersprache: Java.</text:p>
          <text:p text:style-name="P2"/>
        </text:list-item>
        <text:list-item>
          <text:p text:style-name="P2"><text:soft-page-break/>Qualitätsanforderungen</text:p>
          <text:p text:style-name="P2">Qualitätsanforderungen aufgrund vom Prototyperstellung nicht so hoch. Funktionstüchtiger Prototyp ausreichend.</text:p>
        </text:list-item>
        <text:list-item>
          <text:p text:style-name="P2">Benutzungsoberfläche: grundlegende Anforderungen, Zugriffsrechte</text:p>
          <text:p text:style-name="P2">Webinterface benötigt lediglich einen Browser. Zugriff wird vielleicht später geregelt.</text:p>
        </text:list-item>
        <text:list-item>
          <text:p text:style-name="P1"><text:span text:style-name="T1">Technische Produktumgebung</text:span></text:p>
          <text:list>
            <text:list-item>
              <text:p text:style-name="P2">Software: für Server und Client, falls vorhanden</text:p>
              <text:p text:style-name="P3"><text:span text:style-name="T3">Betriebssysteme: Windows bzw Linuxserver. Nötige Java-Bibliotheken.</text:span></text:p>
            </text:list-item>
            <text:list-item>
              <text:p text:style-name="P2">Hardware: für Server und Client getrennt</text:p>
              <text:p text:style-name="P1"><text:span text:style-name="T1">Pc mit Netzwerkanschluss und auch ein Netzwerk wird benötig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ce style:name="Times New Roman1"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499cm"/>
    </style:style>
    <style:style style:name="Absatz-Standardschriftart" style:family="text"/>
    <style:style style:name="apple-converted-space"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15$Build-9379</meta:generator>
    <meta:initial-creator>Limes</meta:initial-creator>
    <meta:creation-date>2011-11-01T15:23:00Z</meta:creation-date>
    <dc:date>2011-11-22T16:43:48.64</dc:date>
    <meta:editing-cycles>12</meta:editing-cycles>
    <meta:editing-duration>PT01H46M09S</meta:editing-duration>
    <meta:document-statistic meta:table-count="0" meta:image-count="0" meta:object-count="0" meta:page-count="2" meta:paragraph-count="27" meta:word-count="311" meta:character-count="2423"/>
    <meta:user-defined meta:name="Info 1"/>
    <meta:user-defined meta:name="Info 2"/>
    <meta:user-defined meta:name="Info 3"/>
    <meta:user-defined meta:name="Info 4"/>
    <meta:template xlink:type="simple" xlink:actuate="onRequest" xlink:title="" xlink:href="Normal.dotm"/>
  </office:meta>
</office:document-meta>
</file>